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37.0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ce3" style:family="table-cell" style:parent-style-name="Default" style:data-style-name="N11">
      <style:table-cell-properties fo:background-color="transparent"/>
    </style:style>
    <style:style style:name="ce4" style:family="table-cell" style:parent-style-name="Default" style:data-style-name="N11">
      <style:table-cell-properties fo:background-color="transparent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" table:style-name="ta1">
        <table:shapes>
          <draw:frame draw:z-index="0" draw:style-name="gr1" draw:text-style-name="P1" svg:width="211.71mm" svg:height="85.53mm" svg:x="8.16mm" svg:y="54.35mm">
            <draw:object draw:notify-on-update-of-ranges="Time.B3:Time.N3 Time.B3:Time.N3 Time.A4:Time.A4 Time.B4:Time.N4 Time.B3:Time.N3 Time.A5:Time.A5 Time.B5:Time.N5 Time.B3:Time.N3 Time.A6:Time.A6 Time.B6:Time.N6 Time.B3:Time.N3 Time.A7:Time.A7 Time.B7:Time.N7 Time.B3:Time.N3 Time.A8:Time.A8 Time.B8:Time.N8 Time.B3:Time.N3 Time.A9:Time.A9 Time.B9:Time.N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number-columns-repeated="12" table:default-cell-style-name="ce1"/>
        <table:table-row table:style-name="ro1">
          <table:table-cell table:number-columns-repeated="12"/>
          <table:table-cell table:style-name="Default"/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Discovery of optimum</text:p>
          </table:table-cell>
          <table:table-cell table:number-columns-repeated="11"/>
          <table:table-cell table:style-name="Default"/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SS13ACS</text:p>
          </table:table-cell>
          <table:table-cell table:style-name="ce1" office:value-type="percentage" office:value="0.790697674418605" calcext:value-type="percentage">
            <text:p>79,07%</text:p>
          </table:table-cell>
          <table:table-cell table:style-name="ce1" office:value-type="percentage" office:value="0.615384615384615" calcext:value-type="percentage">
            <text:p>61,54%</text:p>
          </table:table-cell>
          <table:table-cell table:style-name="ce1" office:value-type="percentage" office:value="0.45" calcext:value-type="percentage">
            <text:p>45,00%</text:p>
          </table:table-cell>
          <table:table-cell table:style-name="ce1" office:value-type="percentage" office:value="0.305555555555556" calcext:value-type="percentage">
            <text:p>30,56%</text:p>
          </table:table-cell>
          <table:table-cell table:style-name="ce1" office:value-type="percentage" office:value="0.161290322580645" calcext:value-type="percentage">
            <text:p>16,13%</text:p>
          </table:table-cell>
          <table:table-cell table:style-name="ce1" office:value-type="percentage" office:value="0.0910596026490066" calcext:value-type="percentage">
            <text:p>9,11%</text:p>
          </table:table-cell>
          <table:table-cell table:style-name="ce1" office:value-type="percentage" office:value="0.0277156906571301" calcext:value-type="percentage">
            <text:p>2,77%</text:p>
          </table:table-cell>
          <table:table-cell table:style-name="ce1" office:value-type="percentage" office:value="0.0133351054403686" calcext:value-type="percentage">
            <text:p>1,33%</text:p>
          </table:table-cell>
          <table:table-cell table:style-name="ce1" office:value-type="percentage" office:value="0.00341476228001051" calcext:value-type="percentage">
            <text:p>0,34%</text:p>
          </table:table-cell>
          <table:table-cell table:style-name="ce1" office:value-type="percentage" office:value="0.00124207709407268" calcext:value-type="percentage">
            <text:p>0,12%</text:p>
          </table:table-cell>
          <table:table-cell table:style-name="ce1" office:value-type="percentage" office:value="0.000334497793963493" calcext:value-type="percentage">
            <text:p>0,03%</text:p>
          </table:table-cell>
          <table:table-cell office:value-type="percentage" office:value="0.00619027052391683" calcext:value-type="percentage">
            <text:p>0,62%</text:p>
          </table:table-cell>
          <table:table-cell table:style-name="ce1" office:value-type="percentage" office:value="0.0000650455892213441" calcext:value-type="percentage">
            <text:p>0,01%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Adult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1" office:value-type="percentage" office:value="0.470588235294118" calcext:value-type="percentage">
            <text:p>47,06%</text:p>
          </table:table-cell>
          <table:table-cell table:style-name="ce1" office:value-type="percentage" office:value="0.46875" calcext:value-type="percentage">
            <text:p>46,88%</text:p>
          </table:table-cell>
          <table:table-cell table:style-name="ce1" office:value-type="percentage" office:value="0.44" calcext:value-type="percentage">
            <text:p>44,00%</text:p>
          </table:table-cell>
          <table:table-cell table:style-name="ce1" office:value-type="percentage" office:value="0.275132275132275" calcext:value-type="percentage">
            <text:p>27,51%</text:p>
          </table:table-cell>
          <table:table-cell table:style-name="ce1" office:value-type="percentage" office:value="0.0987179487179487" calcext:value-type="percentage">
            <text:p>9,87%</text:p>
          </table:table-cell>
          <table:table-cell table:style-name="ce1" office:value-type="percentage" office:value="0.026383290582631" calcext:value-type="percentage">
            <text:p>2,64%</text:p>
          </table:table-cell>
          <table:table-cell table:number-columns-repeated="4"/>
          <table:table-cell table:style-name="Default"/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Cup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ce1" office:value-type="percentage" office:value="0.875" calcext:value-type="percentage">
            <text:p>87,50%</text:p>
          </table:table-cell>
          <table:table-cell table:style-name="ce1" office:value-type="percentage" office:value="0.371134020618557" calcext:value-type="percentage">
            <text:p>37,11%</text:p>
          </table:table-cell>
          <table:table-cell table:style-name="ce1" office:value-type="percentage" office:value="0.310457516339869" calcext:value-type="percentage">
            <text:p>31,05%</text:p>
          </table:table-cell>
          <table:table-cell table:style-name="ce1" office:value-type="percentage" office:value="0.198556398336188" calcext:value-type="percentage">
            <text:p>19,86%</text:p>
          </table:table-cell>
          <table:table-cell table:style-name="ce1" office:value-type="percentage" office:value="0.430871212121212" calcext:value-type="percentage">
            <text:p>43,09%</text:p>
          </table:table-cell>
          <table:table-cell table:style-name="ce1"/>
          <table:table-cell table:number-columns-repeated="4"/>
          <table:table-cell table:style-name="Default"/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Fars</text:p>
          </table:table-cell>
          <table:table-cell table:style-name="ce1" office:value-type="percentage" office:value="0.933333333333333" calcext:value-type="percentage">
            <text:p>93,33%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1" office:value-type="percentage" office:value="0.313559322033898" calcext:value-type="percentage">
            <text:p>31,36%</text:p>
          </table:table-cell>
          <table:table-cell table:style-name="ce1" office:value-type="percentage" office:value="0.114285714285714" calcext:value-type="percentage">
            <text:p>11,43%</text:p>
          </table:table-cell>
          <table:table-cell table:style-name="ce1" office:value-type="percentage" office:value="0.0895117540687161" calcext:value-type="percentage">
            <text:p>8,95%</text:p>
          </table:table-cell>
          <table:table-cell table:style-name="ce1" office:value-type="percentage" office:value="0.0168301086668434" calcext:value-type="percentage">
            <text:p>1,68%</text:p>
          </table:table-cell>
          <table:table-cell table:style-name="ce1"/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Atus</text:p>
          </table:table-cell>
          <table:table-cell table:style-name="ce1" office:value-type="percentage" office:value="0.362068965517241" calcext:value-type="percentage">
            <text:p>36,21%</text:p>
          </table:table-cell>
          <table:table-cell table:style-name="ce1" office:value-type="percentage" office:value="0.605263157894737" calcext:value-type="percentage">
            <text:p>60,53%</text:p>
          </table:table-cell>
          <table:table-cell table:style-name="ce1" office:value-type="percentage" office:value="0.475728155339806" calcext:value-type="percentage">
            <text:p>47,57%</text:p>
          </table:table-cell>
          <table:table-cell table:style-name="ce1" office:value-type="percentage" office:value="0.290566037735849" calcext:value-type="percentage">
            <text:p>29,06%</text:p>
          </table:table-cell>
          <table:table-cell table:style-name="ce1" office:value-type="percentage" office:value="0.173076923076923" calcext:value-type="percentage">
            <text:p>17,31%</text:p>
          </table:table-cell>
          <table:table-cell table:style-name="ce1" office:value-type="percentage" office:value="0.142007926023778" calcext:value-type="percentage">
            <text:p>14,20%</text:p>
          </table:table-cell>
          <table:table-cell table:style-name="ce1" office:value-type="percentage" office:value="0.0291348467412909" calcext:value-type="percentage">
            <text:p>2,91%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Ihis</text:p>
          </table:table-cell>
          <table:table-cell table:style-name="ce1" office:value-type="percentage" office:value="0.978260869565217" calcext:value-type="percentage">
            <text:p>97,83%</text:p>
          </table:table-cell>
          <table:table-cell table:style-name="ce1" office:value-type="percentage" office:value="0.90625" calcext:value-type="percentage">
            <text:p>90,63%</text:p>
          </table:table-cell>
          <table:table-cell table:style-name="ce1" office:value-type="percentage" office:value="0.611111111111111" calcext:value-type="percentage">
            <text:p>61,11%</text:p>
          </table:table-cell>
          <table:table-cell table:style-name="ce1" office:value-type="percentage" office:value="0.598712446351931" calcext:value-type="percentage">
            <text:p>59,87%</text:p>
          </table:table-cell>
          <table:table-cell table:style-name="ce1" office:value-type="percentage" office:value="0.419117647058824" calcext:value-type="percentage">
            <text:p>41,91%</text:p>
          </table:table-cell>
          <table:table-cell table:style-name="ce1" office:value-type="percentage" office:value="0.109823020990534" calcext:value-type="percentage">
            <text:p>10,98%</text:p>
          </table:table-cell>
          <table:table-cell table:style-name="ce1" office:value-type="percentage" office:value="0.135034154357304" calcext:value-type="percentage">
            <text:p>13,50%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3">
          <table:table-cell table:number-columns-repeated="1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2"/>
          <table:table-cell table:style-name="Default"/>
          <table:table-cell/>
          <table:table-cell table:style-name="Default" table:number-columns-repeated="12"/>
        </table:table-row>
        <table:table-row table:style-name="ro1">
          <table:table-cell table:number-columns-repeated="13"/>
          <table:table-cell table:style-name="ce2" table:number-columns-repeated="13"/>
        </table:table-row>
        <table:table-row table:style-name="ro1" table:number-rows-repeated="5">
          <table:table-cell table:number-columns-repeated="13"/>
          <table:table-cell table:style-name="ce1"/>
          <table:table-cell table:number-columns-repeated="12"/>
        </table:table-row>
        <table:table-row table:style-name="ro1">
          <table:table-cell table:number-columns-repeated="13"/>
          <table:table-cell table:style-name="ce1"/>
          <table:table-cell table:number-columns-repeated="12"/>
        </table:table-row>
      </table:table>
      <table:table table:name="Quality" table:style-name="ta1">
        <table:shapes>
          <draw:frame draw:z-index="0" draw:style-name="gr1" draw:text-style-name="P1" svg:width="197.25mm" svg:height="89.99mm" svg:x="28.86mm" svg:y="166.57mm">
            <draw:object draw:notify-on-update-of-ranges="Quality.A3:Quality.A34 Quality.A3:Quality.A34 Quality.B2:Quality.B2 Quality.B3:Quality.B34 Quality.A3:Quality.A34 Quality.C2:Quality.C2 Quality.C3:Quality.C34 Quality.A3:Quality.A34 Quality.D2:Quality.D2 Quality.D3:Quality.D34 Quality.A3:Quality.A34 Quality.E2:Quality.E2 Quality.E3:Quality.E34 Quality.A3:Quality.A34 Quality.F2:Quality.F2 Quality.F3:Quality.F34 Quality.A3:Quality.A34 Quality.G2:Quality.G2 Quality.G3:Quality.G34 Quality.A3:Quality.A34 Quality.H2:Quality.H2 Quality.H3:Quality.H3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S13AC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ars</text:p>
          </table:table-cell>
          <table:table-cell office:value-type="string" calcext:value-type="string">
            <text:p>Atus</text:p>
          </table:table-cell>
          <table:table-cell office:value-type="string" calcext:value-type="string">
            <text:p>Ihis</text:p>
          </table:table-cell>
          <table:table-cell office:value-type="string" calcext:value-type="string">
            <text:p>SS13ACS-8</text:p>
          </table:table-cell>
          <table:table-cell table:number-columns-repeated="6"/>
        </table:table-row>
        <table:table-row table:style-name="ro1">
          <table:table-cell table:number-columns-repeated="8" table:style-name="ce1"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1">
          <table:table-cell table:style-name="ce1" office:value-type="percentage" office:value="0.0000688983159283064" calcext:value-type="percentage">
            <text:p>0,01%</text:p>
          </table:table-cell>
          <table:table-cell table:style-name="ce1" office:value-type="percentage" office:value="0.989809081908766" calcext:value-type="percentage">
            <text:p>98,98%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style-name="ce1" office:value-type="percentage" office:value="0.000070023186392442" calcext:value-type="percentage">
            <text:p>0,01%</text:p>
          </table:table-cell>
          <table:table-cell table:style-name="ce1" office:value-type="percentage" office:value="1.00000000002593" calcext:value-type="percentage">
            <text:p>100,00%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style-name="ce1" office:value-type="percentage" office:value="0.0143427216470996" calcext:value-type="percentage">
            <text:p>1,43%</text:p>
          </table:table-cell>
          <table:table-cell table:style-name="ce1" table:number-columns-repeated="3"/>
          <table:table-cell table:style-name="ce1" office:value-type="percentage" office:value="0.997809155343719" calcext:value-type="percentage">
            <text:p>99,78%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table:style-name="ce1" office:value-type="percentage" office:value="0.0146318894222428" calcext:value-type="percentage">
            <text:p>1,46%</text:p>
          </table:table-cell>
          <table:table-cell table:style-name="ce1" table:number-columns-repeated="3"/>
          <table:table-cell table:style-name="ce1" office:value-type="percentage" office:value="1" calcext:value-type="percentage">
            <text:p>100,00%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table:style-name="ce1" office:value-type="percentage" office:value="0.0177106416090126" calcext:value-type="percentage">
            <text:p>1,77%</text:p>
          </table:table-cell>
          <table:table-cell table:style-name="ce1" table:number-columns-repeated="2"/>
          <table:table-cell table:style-name="ce1" office:value-type="percentage" office:value="0.798678616197697" calcext:value-type="percentage">
            <text:p>79,87%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office:value-type="percentage" office:value="0.0180489537696433" calcext:value-type="percentage">
            <text:p>1,80%</text:p>
          </table:table-cell>
          <table:table-cell table:style-name="ce1" table:number-columns-repeated="2"/>
          <table:table-cell table:style-name="ce1" office:value-type="percentage" office:value="0.835403787404924" calcext:value-type="percentage">
            <text:p>83,54%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office:value-type="percentage" office:value="0.0189349792776172" calcext:value-type="percentage">
            <text:p>1,89%</text:p>
          </table:table-cell>
          <table:table-cell table:style-name="ce1" table:number-columns-repeated="5"/>
          <table:table-cell table:style-name="ce1" office:value-type="percentage" office:value="0.917859793513138" calcext:value-type="percentage">
            <text:p>91,79%</text:p>
          </table:table-cell>
          <table:table-cell table:style-name="ce1"/>
          <table:table-cell table:number-columns-repeated="3"/>
          <table:table-cell table:style-name="ce1" table:number-columns-repeated="3"/>
        </table:table-row>
        <table:table-row table:style-name="ro1">
          <table:table-cell table:style-name="ce1" office:value-type="percentage" office:value="0.019123127015402" calcext:value-type="percentage">
            <text:p>1,91%</text:p>
          </table:table-cell>
          <table:table-cell table:style-name="ce1" table:number-columns-repeated="5"/>
          <table:table-cell table:style-name="ce1" office:value-type="percentage" office:value="0.961780764326483" calcext:value-type="percentage">
            <text:p>96,18%</text:p>
          </table:table-cell>
          <table:table-cell table:style-name="ce1"/>
          <table:table-cell table:number-columns-repeated="3"/>
          <table:table-cell table:style-name="ce1" table:number-columns-repeated="3"/>
        </table:table-row>
        <table:table-row table:style-name="ro1">
          <table:table-cell table:style-name="ce1" office:value-type="percentage" office:value="0.0193112747531868" calcext:value-type="percentage">
            <text:p>1,93%</text:p>
          </table:table-cell>
          <table:table-cell table:style-name="ce1" table:number-columns-repeated="5"/>
          <table:table-cell table:style-name="ce1" office:value-type="percentage" office:value="0.984355323771546" calcext:value-type="percentage">
            <text:p>98,44%</text:p>
          </table:table-cell>
          <table:table-cell table:style-name="ce1"/>
          <table:table-cell table:number-columns-repeated="3"/>
          <table:table-cell table:style-name="ce1" table:number-columns-repeated="3"/>
        </table:table-row>
        <table:table-row table:style-name="ro1">
          <table:table-cell table:style-name="ce1" office:value-type="percentage" office:value="0.0194053486220791" calcext:value-type="percentage">
            <text:p>1,94%</text:p>
          </table:table-cell>
          <table:table-cell table:style-name="ce1" table:number-columns-repeated="5"/>
          <table:table-cell table:style-name="ce1" office:value-type="percentage" office:value="0.993162855147792" calcext:value-type="percentage">
            <text:p>99,32%</text:p>
          </table:table-cell>
          <table:table-cell table:style-name="ce1"/>
          <table:table-cell table:number-columns-repeated="3"/>
          <table:table-cell table:style-name="ce1" table:number-columns-repeated="3"/>
        </table:table-row>
        <table:table-row table:style-name="ro1">
          <table:table-cell table:style-name="ce1" office:value-type="percentage" office:value="0.0197189281850538" calcext:value-type="percentage">
            <text:p>1,97%</text:p>
          </table:table-cell>
          <table:table-cell table:style-name="ce1" table:number-columns-repeated="5"/>
          <table:table-cell table:style-name="ce1" office:value-type="percentage" office:value="0.996179616220257" calcext:value-type="percentage">
            <text:p>99,62%</text:p>
          </table:table-cell>
          <table:table-cell table:style-name="ce1"/>
          <table:table-cell table:number-columns-repeated="3"/>
          <table:table-cell table:style-name="ce1" table:number-columns-repeated="3"/>
        </table:table-row>
        <table:table-row table:style-name="ro1">
          <table:table-cell table:style-name="ce1" office:value-type="percentage" office:value="0.0199123022488881" calcext:value-type="percentage">
            <text:p>1,99%</text:p>
          </table:table-cell>
          <table:table-cell table:style-name="ce1" table:number-columns-repeated="5"/>
          <table:table-cell table:style-name="ce1" office:value-type="percentage" office:value="0.996455155343647" calcext:value-type="percentage">
            <text:p>99,65%</text:p>
          </table:table-cell>
          <table:table-cell table:style-name="ce1"/>
          <table:table-cell table:number-columns-repeated="3"/>
          <table:table-cell table:style-name="ce1" table:number-columns-repeated="3"/>
        </table:table-row>
        <table:table-row table:style-name="ro1">
          <table:table-cell table:style-name="ce1" office:value-type="percentage" office:value="0.0201945238555653" calcext:value-type="percentage">
            <text:p>2,02%</text:p>
          </table:table-cell>
          <table:table-cell table:style-name="ce1" table:number-columns-repeated="5"/>
          <table:table-cell table:style-name="ce1" office:value-type="percentage" office:value="0.996632853739525" calcext:value-type="percentage">
            <text:p>99,66%</text:p>
          </table:table-cell>
          <table:table-cell table:style-name="ce1"/>
          <table:table-cell table:number-columns-repeated="3"/>
          <table:table-cell table:style-name="ce1" table:number-columns-repeated="3"/>
        </table:table-row>
        <table:table-row table:style-name="ro1">
          <table:table-cell table:style-name="ce1" office:value-type="percentage" office:value="0.0246030361193509" calcext:value-type="percentage">
            <text:p>2,46%</text:p>
          </table:table-cell>
          <table:table-cell table:style-name="ce1"/>
          <table:table-cell table:style-name="ce1" office:value-type="percentage" office:value="0.985564710057509" calcext:value-type="percentage">
            <text:p>98,56%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table:style-name="ce1" office:value-type="percentage" office:value="0.0251265049729541" calcext:value-type="percentage">
            <text:p>2,51%</text:p>
          </table:table-cell>
          <table:table-cell table:style-name="ce1"/>
          <table:table-cell table:style-name="ce1" office:value-type="percentage" office:value="1" calcext:value-type="percentage">
            <text:p>100,00%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table:style-name="ce1" office:value-type="percentage" office:value="0.0268519902356399" calcext:value-type="percentage">
            <text:p>2,69%</text:p>
          </table:table-cell>
          <table:table-cell table:style-name="ce1" table:number-columns-repeated="4"/>
          <table:table-cell table:style-name="ce1" office:value-type="percentage" office:value="0.973626383374846" calcext:value-type="percentage">
            <text:p>97,36%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percentage" office:value="0.0271508992178548" calcext:value-type="percentage">
            <text:p>2,72%</text:p>
          </table:table-cell>
          <table:table-cell table:style-name="ce1" table:number-columns-repeated="4"/>
          <table:table-cell table:style-name="ce1" office:value-type="percentage" office:value="1" calcext:value-type="percentage">
            <text:p>100,00%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percentage" office:value="0.0335774819425884" calcext:value-type="percentage">
            <text:p>3,36%</text:p>
          </table:table-cell>
          <table:table-cell table:style-name="ce1" table:number-columns-repeated="2"/>
          <table:table-cell table:style-name="ce1" office:value-type="percentage" office:value="0.884679540880874" calcext:value-type="percentage">
            <text:p>88,47%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office:value-type="percentage" office:value="0.0336620599827461" calcext:value-type="percentage">
            <text:p>3,37%</text:p>
          </table:table-cell>
          <table:table-cell table:style-name="ce1" table:number-columns-repeated="2"/>
          <table:table-cell table:style-name="ce1" office:value-type="percentage" office:value="0.886932792626379" calcext:value-type="percentage">
            <text:p>88,69%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3" office:value-type="percentage" office:value="0.0490909090909091" calcext:value-type="percentage">
            <text:p>4,91%</text:p>
          </table:table-cell>
          <table:table-cell table:style-name="ce1" table:number-columns-repeated="6"/>
          <table:table-cell table:style-name="ce4" office:value-type="percentage" office:value="0.983771291439906" calcext:value-type="percentage">
            <text:p>98,38%</text:p>
          </table:table-cell>
          <table:table-cell table:number-columns-repeated="6"/>
        </table:table-row>
        <table:table-row table:style-name="ro1">
          <table:table-cell table:style-name="ce3" office:value-type="percentage" office:value="0.0509090909090909" calcext:value-type="percentage">
            <text:p>5,09%</text:p>
          </table:table-cell>
          <table:table-cell table:style-name="ce1" table:number-columns-repeated="6"/>
          <table:table-cell table:style-name="ce4" office:value-type="percentage" office:value="0.989402200874404" calcext:value-type="percentage">
            <text:p>98,94%</text:p>
          </table:table-cell>
          <table:table-cell table:number-columns-repeated="6"/>
        </table:table-row>
        <table:table-row table:style-name="ro1">
          <table:table-cell table:style-name="ce3" office:value-type="percentage" office:value="0.0527272727272727" calcext:value-type="percentage">
            <text:p>5,27%</text:p>
          </table:table-cell>
          <table:table-cell table:style-name="ce1" table:number-columns-repeated="6"/>
          <table:table-cell table:style-name="ce4"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table:style-name="ce1" office:value-type="percentage" office:value="0.0733291608166856" calcext:value-type="percentage">
            <text:p>7,33%</text:p>
          </table:table-cell>
          <table:table-cell table:style-name="ce1" table:number-columns-repeated="2"/>
          <table:table-cell table:style-name="ce1" office:value-type="percentage" office:value="0.939397346113226" calcext:value-type="percentage">
            <text:p>93,94%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office:value-type="percentage" office:value="0.0734137388568432" calcext:value-type="percentage">
            <text:p>7,34%</text:p>
          </table:table-cell>
          <table:table-cell table:style-name="ce1" table:number-columns-repeated="2"/>
          <table:table-cell table:style-name="ce1" office:value-type="percentage" office:value="0.939687534816844" calcext:value-type="percentage">
            <text:p>93,97%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office:value-type="percentage" office:value="0.0734306544648747" calcext:value-type="percentage">
            <text:p>7,34%</text:p>
          </table:table-cell>
          <table:table-cell table:style-name="ce1" table:number-columns-repeated="2"/>
          <table:table-cell table:style-name="ce1" office:value-type="percentage" office:value="0.942581475712144" calcext:value-type="percentage">
            <text:p>94,26%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office:value-type="percentage" office:value="0.0753082869563746" calcext:value-type="percentage">
            <text:p>7,53%</text:p>
          </table:table-cell>
          <table:table-cell table:style-name="ce1" table:number-columns-repeated="2"/>
          <table:table-cell table:style-name="ce1" office:value-type="percentage" office:value="0.97442795756043" calcext:value-type="percentage">
            <text:p>97,44%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office:value-type="percentage" office:value="0.112925170068027" calcext:value-type="percentage">
            <text:p>11,29%</text:p>
          </table:table-cell>
          <table:table-cell table:style-name="ce1" table:number-columns-repeated="7"/>
          <table:table-cell table:number-columns-repeated="6"/>
        </table:table-row>
        <table:table-row table:style-name="ro1">
          <table:table-cell table:style-name="ce1" office:value-type="percentage" office:value="0.122134013452563" calcext:value-type="percentage">
            <text:p>12,21%</text:p>
          </table:table-cell>
          <table:table-cell table:style-name="ce1" table:number-columns-repeated="5"/>
          <table:table-cell table:style-name="ce1" office:value-type="percentage" office:value="1" calcext:value-type="percentage">
            <text:p>100,00%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percentage" office:value="0.12312925170068" calcext:value-type="percentage">
            <text:p>12,31%</text:p>
          </table:table-cell>
          <table:table-cell table:style-name="ce1" table:number-columns-repeated="7"/>
          <table:table-cell table:number-columns-repeated="6"/>
        </table:table-row>
        <table:table-row table:style-name="ro1">
          <table:table-cell table:style-name="ce1" office:value-type="percentage" office:value="0.144897959183673" calcext:value-type="percentage">
            <text:p>14,49%</text:p>
          </table:table-cell>
          <table:table-cell table:style-name="ce1" table:number-columns-repeated="7"/>
          <table:table-cell table:number-columns-repeated="6"/>
        </table:table-row>
        <table:table-row table:style-name="ro1">
          <table:table-cell table:style-name="ce1" office:value-type="percentage" office:value="0.181825870730923" calcext:value-type="percentage">
            <text:p>18,18%</text:p>
          </table:table-cell>
          <table:table-cell table:style-name="ce1" table:number-columns-repeated="2"/>
          <table:table-cell table:style-name="ce1" office:value-type="percentage" office:value="1" calcext:value-type="percentage">
            <text:p>100,00%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2"/>
          <table:table-cell table:style-name="ce1" table:number-columns-repeated="6"/>
          <table:table-cell table:number-columns-repeated="7"/>
        </table:table-row>
        <table:table-row table:style-name="ro1" table:number-rows-repeated="117">
          <table:table-cell table:number-columns-repeated="14"/>
        </table:table-row>
        <table:table-row table:style-name="ro1">
          <table:table-cell table:style-name="ce1" table:number-columns-repeated="7"/>
          <table:table-cell table:number-columns-repeated="4"/>
          <table:table-cell table:style-name="ce1"/>
          <table:table-cell table:number-columns-repeated="2"/>
        </table:table-row>
      </table:table>
      <table:named-expressions/>
      <table:database-ranges>
        <table:database-range table:name="__Anonymous_Sheet_DB__0" table:target-range-address="Time.A1:Time.C1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Quality.A3:Quality.H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.00.0000</text:date>, <text:time style:data-style-name="N2" text:time-value="10:37:26.21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10:39:39.139000000</dc:date>
    <meta:editing-duration>PT3H12M28S</meta:editing-duration>
    <meta:editing-cycles>77</meta:editing-cycles>
    <meta:generator>LibreOffice/4.4.4.3$Windows_x86 LibreOffice_project/2c39ebcf046445232b798108aa8a7e7d89552ea8</meta:generator>
    <meta:document-statistic meta:table-count="2" meta:cell-count="142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Standard" style:font-family-generic="roman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Standard" style:font-family-generic="roman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3" chart:maximum="15" chart:interval-major="1" chart:reverse-direction="false" text:line-break="false" chart:link-data-style-to-source="true" chart:axis-position="0"/>
      <style:graphic-properties svg:stroke-color="#b3b3b3"/>
      <style:text-properties fo:font-family="'Times New Roman'" style:font-style-name="Standard" style:font-family-generic="roman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Standard" style:font-family-generic="roman" fo:font-size="12pt" style:font-size-asian="9pt" style:font-size-complex="9pt"/>
    </style:style>
    <style:style style:name="ch7" style:family="chart" style:data-style-name="N10">
      <style:chart-properties chart:display-label="true" chart:logarithmic="false" chart:minimum="0" chart:maximum="1" chart:origin="0" chart:interval-major="0.25" chart:reverse-direction="false" text:line-break="false" chart:link-data-style-to-source="false" chart:axis-position="0"/>
      <style:graphic-properties svg:stroke-color="#b3b3b3"/>
      <style:text-properties fo:font-family="'Times New Roman'" style:font-style-name="Standard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Standard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72cm" svg:height="8.554cm" xlink:href=".." xlink:type="simple" chart:class="chart:scatter" chart:style-name="ch1">
        <chart:title svg:x="8.539cm" svg:y="0.307cm" chart:style-name="ch2">
          <text:p>Relative time to optimum</text:p>
        </chart:title>
        <chart:legend chart:legend-position="end" svg:x="18.062cm" svg:y="2.415cm" style:legend-expansion="high" chart:style-name="ch3"/>
        <chart:plot-area chart:style-name="ch4" table:cell-range-address="Time.A3:Time.N9" chart:data-source-has-labels="both" svg:x="1.631cm" svg:y="1.235cm" svg:width="16.008cm" svg:height="5.97cm">
          <chartooo:coordinate-region svg:x="2.649cm" svg:y="1.487cm" svg:width="14.564cm" svg:height="4.965cm"/>
          <chart:axis chart:dimension="x" chart:name="primary-x" chart:style-name="ch5" chartooo:axis-type="auto">
            <chart:title svg:x="7.905cm" svg:y="7.377cm" chart:style-name="ch6">
              <text:p>Number of attributes</text:p>
            </chart:title>
            <chart:categories table:cell-range-address="Time.B3:Time.N3"/>
          </chart:axis>
          <chart:axis chart:dimension="y" chart:name="primary-y" chart:style-name="ch7">
            <chart:title svg:x="0.451cm" svg:y="6.122cm" chart:style-name="ch8">
              <text:p>Relative execution time</text:p>
            </chart:title>
            <chart:grid chart:style-name="ch9" chart:class="major"/>
          </chart:axis>
          <chart:series chart:style-name="ch10" chart:values-cell-range-address="Time.B4:Time.N4" chart:label-cell-address="Time.A4:Time.A4" chart:class="chart:scatter">
            <chart:domain table:cell-range-address="Time.B3:Time.N3"/>
            <chart:data-point chart:repeated="13"/>
          </chart:series>
          <chart:series chart:style-name="ch11" chart:values-cell-range-address="Time.B5:Time.N5" chart:label-cell-address="Time.A5:Time.A5" chart:class="chart:scatter">
            <chart:data-point chart:repeated="13"/>
          </chart:series>
          <chart:series chart:style-name="ch12" chart:values-cell-range-address="Time.B6:Time.N6" chart:label-cell-address="Time.A6:Time.A6" chart:class="chart:scatter">
            <chart:data-point chart:repeated="13"/>
          </chart:series>
          <chart:series chart:style-name="ch13" chart:values-cell-range-address="Time.B7:Time.N7" chart:label-cell-address="Time.A7:Time.A7" chart:class="chart:scatter">
            <chart:data-point chart:repeated="13"/>
          </chart:series>
          <chart:series chart:style-name="ch14" chart:values-cell-range-address="Time.B8:Time.N8" chart:label-cell-address="Time.A8:Time.A8" chart:class="chart:scatter">
            <chart:data-point chart:repeated="13"/>
          </chart:series>
          <chart:series chart:style-name="ch15" chart:values-cell-range-address="Time.B9:Time.N9" chart:label-cell-address="Time.A9:Time.A9" chart:class="chart:scatte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/>
                <draw:g>
                  <svg:desc>Time.B3:Time.N3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.B3:Time.N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S13ACS</text:p>
                <draw:g>
                  <svg:desc>Time.A4:Time.A4</svg:desc>
                </draw:g>
              </table:table-cell>
              <table:table-cell office:value-type="float" office:value="0.790697674418605">
                <text:p>0.790697674418605</text:p>
                <draw:g>
                  <svg:desc>Time.B4:Time.N4</svg:desc>
                </draw:g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45">
                <text:p>0.45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0910596026490066">
                <text:p>0.0910596026490066</text:p>
              </table:table-cell>
              <table:table-cell office:value-type="float" office:value="0.0277156906571301">
                <text:p>0.0277156906571301</text:p>
              </table:table-cell>
              <table:table-cell office:value-type="float" office:value="0.0133351054403686">
                <text:p>0.0133351054403686</text:p>
              </table:table-cell>
              <table:table-cell office:value-type="float" office:value="0.00341476228001051">
                <text:p>0.00341476228001051</text:p>
              </table:table-cell>
              <table:table-cell office:value-type="float" office:value="0.00124207709407268">
                <text:p>0.00124207709407268</text:p>
              </table:table-cell>
              <table:table-cell office:value-type="float" office:value="0.000334497793963493">
                <text:p>0.000334497793963493</text:p>
              </table:table-cell>
              <table:table-cell office:value-type="float" office:value="0.00619027052391683">
                <text:p>0.00619027052391683</text:p>
              </table:table-cell>
              <table:table-cell office:value-type="float" office:value="0.0000650455892213441">
                <text:p>0.0000650455892213441</text:p>
              </table:table-cell>
            </table:table-row>
            <table:table-row>
              <table:table-cell office:value-type="string">
                <text:p>Adult</text:p>
                <draw:g>
                  <svg:desc>Time.A5:Time.A5</svg:desc>
                </draw:g>
              </table:table-cell>
              <table:table-cell office:value-type="float" office:value="0.5">
                <text:p>0.5</text:p>
                <draw:g>
                  <svg:desc>Time.B5:Time.N5</svg:desc>
                </draw:g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46875">
                <text:p>0.46875</text:p>
              </table:table-cell>
              <table:table-cell office:value-type="float" office:value="0.44">
                <text:p>0.44</text:p>
              </table:table-cell>
              <table:table-cell office:value-type="float" office:value="0.275132275132275">
                <text:p>0.275132275132275</text:p>
              </table:table-cell>
              <table:table-cell office:value-type="float" office:value="0.0987179487179487">
                <text:p>0.0987179487179487</text:p>
              </table:table-cell>
              <table:table-cell office:value-type="float" office:value="0.026383290582631">
                <text:p>0.02638329058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p</text:p>
                <draw:g>
                  <svg:desc>Time.A6:Time.A6</svg:desc>
                </draw:g>
              </table:table-cell>
              <table:table-cell office:value-type="float" office:value="1">
                <text:p>1</text:p>
                <draw:g>
                  <svg:desc>Time.B6:Time.N6</svg:desc>
                </draw:g>
              </table:table-cell>
              <table:table-cell office:value-type="float" office:value="0.875">
                <text:p>0.875</text:p>
              </table:table-cell>
              <table:table-cell office:value-type="float" office:value="0.371134020618557">
                <text:p>0.371134020618557</text:p>
              </table:table-cell>
              <table:table-cell office:value-type="float" office:value="0.310457516339869">
                <text:p>0.310457516339869</text:p>
              </table:table-cell>
              <table:table-cell office:value-type="float" office:value="0.198556398336188">
                <text:p>0.198556398336188</text:p>
              </table:table-cell>
              <table:table-cell office:value-type="float" office:value="0.430871212121212">
                <text:p>0.43087121212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rs</text:p>
                <draw:g>
                  <svg:desc>Time.A7:Time.A7</svg:desc>
                </draw:g>
              </table:table-cell>
              <table:table-cell office:value-type="float" office:value="0.933333333333333">
                <text:p>0.933333333333333</text:p>
                <draw:g>
                  <svg:desc>Time.B7:Time.N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313559322033898">
                <text:p>0.313559322033898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895117540687161">
                <text:p>0.0895117540687161</text:p>
              </table:table-cell>
              <table:table-cell office:value-type="float" office:value="0.0168301086668434">
                <text:p>0.016830108666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us</text:p>
                <draw:g>
                  <svg:desc>Time.A8:Time.A8</svg:desc>
                </draw:g>
              </table:table-cell>
              <table:table-cell office:value-type="float" office:value="0.362068965517241">
                <text:p>0.362068965517241</text:p>
                <draw:g>
                  <svg:desc>Time.B8:Time.N8</svg:desc>
                </draw:g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475728155339806">
                <text:p>0.475728155339806</text:p>
              </table:table-cell>
              <table:table-cell office:value-type="float" office:value="0.290566037735849">
                <text:p>0.290566037735849</text:p>
              </table:table-cell>
              <table:table-cell office:value-type="float" office:value="0.173076923076923">
                <text:p>0.173076923076923</text:p>
              </table:table-cell>
              <table:table-cell office:value-type="float" office:value="0.142007926023778">
                <text:p>0.142007926023778</text:p>
              </table:table-cell>
              <table:table-cell office:value-type="float" office:value="0.0291348467412909">
                <text:p>0.029134846741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his</text:p>
                <draw:g>
                  <svg:desc>Time.A9:Time.A9</svg:desc>
                </draw:g>
              </table:table-cell>
              <table:table-cell office:value-type="float" office:value="0.978260869565217">
                <text:p>0.978260869565217</text:p>
                <draw:g>
                  <svg:desc>Time.B9:Time.N9</svg:desc>
                </draw:g>
              </table:table-cell>
              <table:table-cell office:value-type="float" office:value="0.90625">
                <text:p>0.90625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598712446351931">
                <text:p>0.598712446351931</text:p>
              </table:table-cell>
              <table:table-cell office:value-type="float" office:value="0.419117647058824">
                <text:p>0.419117647058824</text:p>
              </table:table-cell>
              <table:table-cell office:value-type="float" office:value="0.109823020990534">
                <text:p>0.109823020990534</text:p>
              </table:table-cell>
              <table:table-cell office:value-type="float" office:value="0.135034154357304">
                <text:p>0.13503415435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26cm" svg:height="9cm" xlink:href=".." xlink:type="simple" chart:class="chart:scatter" chart:style-name="ch1">
        <chart:legend chart:legend-position="end" svg:x="16.53cm" svg:y="2.707cm" style:legend-expansion="high" chart:style-name="ch2"/>
        <chart:plot-area chart:style-name="ch3" table:cell-range-address="Quality.A3:Quality.H34 Quality.B2:Quality.H2" chart:data-source-has-labels="both" svg:x="0.394cm" svg:y="0.18cm" svg:width="15.742cm" svg:height="8.64cm">
          <chartooo:coordinate-region svg:x="1.809cm" svg:y="0.38cm" svg:width="13.558cm" svg:height="7.793cm"/>
          <chart:axis chart:dimension="x" chart:name="primary-x" chart:style-name="ch4" chartooo:axis-type="auto">
            <chart:categories table:cell-range-address="Quality.A3:Quality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lity.B3:Quality.B34" chart:label-cell-address="Quality.B2:Quality.B2" chart:class="chart:scatter">
            <chart:domain table:cell-range-address="Quality.A3:Quality.A34"/>
            <chart:data-point chart:repeated="32"/>
          </chart:series>
          <chart:series chart:style-name="ch8" chart:values-cell-range-address="Quality.C3:Quality.C34" chart:label-cell-address="Quality.C2:Quality.C2" chart:class="chart:scatter">
            <chart:data-point chart:repeated="32"/>
          </chart:series>
          <chart:series chart:style-name="ch9" chart:values-cell-range-address="Quality.D3:Quality.D34" chart:label-cell-address="Quality.D2:Quality.D2" chart:class="chart:scatter">
            <chart:data-point chart:repeated="32"/>
          </chart:series>
          <chart:series chart:style-name="ch10" chart:values-cell-range-address="Quality.E3:Quality.E34" chart:label-cell-address="Quality.E2:Quality.E2" chart:class="chart:scatter">
            <chart:data-point chart:repeated="32"/>
          </chart:series>
          <chart:series chart:style-name="ch11" chart:values-cell-range-address="Quality.F3:Quality.F34" chart:label-cell-address="Quality.F2:Quality.F2" chart:class="chart:scatter">
            <chart:data-point chart:repeated="32"/>
          </chart:series>
          <chart:series chart:style-name="ch12" chart:values-cell-range-address="Quality.G3:Quality.G34" chart:label-cell-address="Quality.G2:Quality.G2" chart:class="chart:scatter">
            <chart:data-point chart:repeated="32"/>
          </chart:series>
          <chart:series chart:style-name="ch13" chart:values-cell-range-address="Quality.H3:Quality.H34" chart:label-cell-address="Quality.H2:Quality.H2" chart:class="chart:scatter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S13ACS</text:p>
                <draw:g>
                  <svg:desc>Quality.B2:Quality.B2</svg:desc>
                </draw:g>
              </table:table-cell>
              <table:table-cell office:value-type="string">
                <text:p>Adult</text:p>
                <draw:g>
                  <svg:desc>Quality.C2:Quality.C2</svg:desc>
                </draw:g>
              </table:table-cell>
              <table:table-cell office:value-type="string">
                <text:p>Cup</text:p>
                <draw:g>
                  <svg:desc>Quality.D2:Quality.D2</svg:desc>
                </draw:g>
              </table:table-cell>
              <table:table-cell office:value-type="string">
                <text:p>Fars</text:p>
                <draw:g>
                  <svg:desc>Quality.E2:Quality.E2</svg:desc>
                </draw:g>
              </table:table-cell>
              <table:table-cell office:value-type="string">
                <text:p>Atus</text:p>
                <draw:g>
                  <svg:desc>Quality.F2:Quality.F2</svg:desc>
                </draw:g>
              </table:table-cell>
              <table:table-cell office:value-type="string">
                <text:p>Ihis</text:p>
                <draw:g>
                  <svg:desc>Quality.G2:Quality.G2</svg:desc>
                </draw:g>
              </table:table-cell>
              <table:table-cell office:value-type="string">
                <text:p>SS13ACS-8</text:p>
                <draw:g>
                  <svg:desc>Quality.H2:Quality.H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Quality.A3:Quality.A34</svg:desc>
                </draw:g>
              </table:table-cell>
              <table:table-cell office:value-type="float" office:value="0">
                <text:p>0</text:p>
                <draw:g>
                  <svg:desc>Quality.A3:Quality.A34</svg:desc>
                </draw:g>
              </table:table-cell>
              <table:table-cell office:value-type="float" office:value="0">
                <text:p>0</text:p>
                <draw:g>
                  <svg:desc>Quality.B3:Quality.B34</svg:desc>
                </draw:g>
              </table:table-cell>
              <table:table-cell office:value-type="float" office:value="0">
                <text:p>0</text:p>
                <draw:g>
                  <svg:desc>Quality.C3:Quality.C34</svg:desc>
                </draw:g>
              </table:table-cell>
              <table:table-cell office:value-type="float" office:value="0">
                <text:p>0</text:p>
                <draw:g>
                  <svg:desc>Quality.D3:Quality.D34</svg:desc>
                </draw:g>
              </table:table-cell>
              <table:table-cell office:value-type="float" office:value="0">
                <text:p>0</text:p>
                <draw:g>
                  <svg:desc>Quality.E3:Quality.E34</svg:desc>
                </draw:g>
              </table:table-cell>
              <table:table-cell office:value-type="float" office:value="0">
                <text:p>0</text:p>
                <draw:g>
                  <svg:desc>Quality.F3:Quality.F34</svg:desc>
                </draw:g>
              </table:table-cell>
              <table:table-cell office:value-type="float" office:value="0">
                <text:p>0</text:p>
                <draw:g>
                  <svg:desc>Quality.G3:Quality.G34</svg:desc>
                </draw:g>
              </table:table-cell>
              <table:table-cell office:value-type="float" office:value="0">
                <text:p>0</text:p>
                <draw:g>
                  <svg:desc>Quality.H3:Quality.H34</svg:desc>
                </draw:g>
              </table:table-cell>
            </table:table-row>
            <table:table-row>
              <table:table-cell office:value-type="float" office:value="0.0000688983159283064">
                <text:p>0</text:p>
              </table:table-cell>
              <table:table-cell office:value-type="float" office:value="0.0000688983159283064">
                <text:p>0.0000688983159283064</text:p>
              </table:table-cell>
              <table:table-cell office:value-type="float" office:value="0.989809081908766">
                <text:p>0.98980908190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70023186392442">
                <text:p>0</text:p>
              </table:table-cell>
              <table:table-cell office:value-type="float" office:value="0.000070023186392442">
                <text:p>0.000070023186392442</text:p>
              </table:table-cell>
              <table:table-cell office:value-type="float" office:value="1.00000000002593">
                <text:p>1.0000000000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43427216470996">
                <text:p>0</text:p>
              </table:table-cell>
              <table:table-cell office:value-type="float" office:value="0.0143427216470996">
                <text:p>0.014342721647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809155343719">
                <text:p>0.997809155343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46318894222428">
                <text:p>0</text:p>
              </table:table-cell>
              <table:table-cell office:value-type="float" office:value="0.0146318894222428">
                <text:p>0.014631889422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7106416090126">
                <text:p>0</text:p>
              </table:table-cell>
              <table:table-cell office:value-type="float" office:value="0.0177106416090126">
                <text:p>0.017710641609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8678616197697">
                <text:p>0.79867861619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80489537696433">
                <text:p>0</text:p>
              </table:table-cell>
              <table:table-cell office:value-type="float" office:value="0.0180489537696433">
                <text:p>0.018048953769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403787404924">
                <text:p>0.83540378740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89349792776172">
                <text:p>0</text:p>
              </table:table-cell>
              <table:table-cell office:value-type="float" office:value="0.0189349792776172">
                <text:p>0.01893497927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7859793513138">
                <text:p>0.91785979351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123127015402">
                <text:p>0</text:p>
              </table:table-cell>
              <table:table-cell office:value-type="float" office:value="0.019123127015402">
                <text:p>0.01912312701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1780764326483">
                <text:p>0.961780764326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3112747531868">
                <text:p>0</text:p>
              </table:table-cell>
              <table:table-cell office:value-type="float" office:value="0.0193112747531868">
                <text:p>0.019311274753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4355323771546">
                <text:p>0.98435532377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4053486220791">
                <text:p>0</text:p>
              </table:table-cell>
              <table:table-cell office:value-type="float" office:value="0.0194053486220791">
                <text:p>0.019405348622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162855147792">
                <text:p>0.993162855147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7189281850538">
                <text:p>0</text:p>
              </table:table-cell>
              <table:table-cell office:value-type="float" office:value="0.0197189281850538">
                <text:p>0.019718928185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179616220257">
                <text:p>0.996179616220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9123022488881">
                <text:p>0</text:p>
              </table:table-cell>
              <table:table-cell office:value-type="float" office:value="0.0199123022488881">
                <text:p>0.0199123022488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455155343647">
                <text:p>0.99645515534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01945238555653">
                <text:p>0</text:p>
              </table:table-cell>
              <table:table-cell office:value-type="float" office:value="0.0201945238555653">
                <text:p>0.020194523855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632853739525">
                <text:p>0.996632853739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46030361193509">
                <text:p>0</text:p>
              </table:table-cell>
              <table:table-cell office:value-type="float" office:value="0.0246030361193509">
                <text:p>0.0246030361193509</text:p>
              </table:table-cell>
              <table:table-cell office:value-type="float" office:value="NaN">
                <text:p>NaN</text:p>
              </table:table-cell>
              <table:table-cell office:value-type="float" office:value="0.985564710057509">
                <text:p>0.98556471005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51265049729541">
                <text:p>0</text:p>
              </table:table-cell>
              <table:table-cell office:value-type="float" office:value="0.0251265049729541">
                <text:p>0.02512650497295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68519902356399">
                <text:p>0</text:p>
              </table:table-cell>
              <table:table-cell office:value-type="float" office:value="0.0268519902356399">
                <text:p>0.0268519902356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626383374846">
                <text:p>0.97362638337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71508992178548">
                <text:p>0</text:p>
              </table:table-cell>
              <table:table-cell office:value-type="float" office:value="0.0271508992178548">
                <text:p>0.027150899217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35774819425884">
                <text:p>0</text:p>
              </table:table-cell>
              <table:table-cell office:value-type="float" office:value="0.0335774819425884">
                <text:p>0.033577481942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4679540880874">
                <text:p>0.88467954088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36620599827461">
                <text:p>0</text:p>
              </table:table-cell>
              <table:table-cell office:value-type="float" office:value="0.0336620599827461">
                <text:p>0.0336620599827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6932792626379">
                <text:p>0.8869327926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90909090909091">
                <text:p>0</text:p>
              </table:table-cell>
              <table:table-cell office:value-type="float" office:value="0.0490909090909091">
                <text:p>0.04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3771291439906">
                <text:p>0.983771291439906</text:p>
              </table:table-cell>
            </table:table-row>
            <table:table-row>
              <table:table-cell office:value-type="float" office:value="0.0509090909090909">
                <text:p>0</text:p>
              </table:table-cell>
              <table:table-cell office:value-type="float" office:value="0.0509090909090909">
                <text:p>0.050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402200874404">
                <text:p>0.989402200874404</text:p>
              </table:table-cell>
            </table:table-row>
            <table:table-row>
              <table:table-cell office:value-type="float" office:value="0.0527272727272727">
                <text:p>0</text:p>
              </table:table-cell>
              <table:table-cell office:value-type="float" office:value="0.0527272727272727">
                <text:p>0.05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733291608166856">
                <text:p>0</text:p>
              </table:table-cell>
              <table:table-cell office:value-type="float" office:value="0.0733291608166856">
                <text:p>0.073329160816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9397346113226">
                <text:p>0.93939734611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34137388568432">
                <text:p>0</text:p>
              </table:table-cell>
              <table:table-cell office:value-type="float" office:value="0.0734137388568432">
                <text:p>0.073413738856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9687534816844">
                <text:p>0.93968753481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34306544648747">
                <text:p>0</text:p>
              </table:table-cell>
              <table:table-cell office:value-type="float" office:value="0.0734306544648747">
                <text:p>0.073430654464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2581475712144">
                <text:p>0.94258147571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53082869563746">
                <text:p>0</text:p>
              </table:table-cell>
              <table:table-cell office:value-type="float" office:value="0.0753082869563746">
                <text:p>0.075308286956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42795756043">
                <text:p>0.9744279575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12925170068027">
                <text:p>0</text:p>
              </table:table-cell>
              <table:table-cell office:value-type="float" office:value="0.112925170068027">
                <text:p>0.112925170068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2134013452563">
                <text:p>0</text:p>
              </table:table-cell>
              <table:table-cell office:value-type="float" office:value="0.122134013452563">
                <text:p>0.12213401345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312925170068">
                <text:p>0</text:p>
              </table:table-cell>
              <table:table-cell office:value-type="float" office:value="0.12312925170068">
                <text:p>0.1231292517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44897959183673">
                <text:p>0</text:p>
              </table:table-cell>
              <table:table-cell office:value-type="float" office:value="0.144897959183673">
                <text:p>0.14489795918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81825870730923">
                <text:p>0</text:p>
              </table:table-cell>
              <table:table-cell office:value-type="float" office:value="0.181825870730923">
                <text:p>0.18182587073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